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0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1" draw:text-style-name="P2" xml:id="id3" draw:id="id3" draw:layer="layout" svg:width="3.429cm" svg:height="2.872cm" svg:x="12.43cm" svg:y="7.154cm">
          <text:p text:style-name="P1"><text:span text:style-name="T1">È scaduto il</text:span></text:p>
          <text:p text:style-name="P1"><text:span text:style-name="T1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1" draw:text-style-name="P2" xml:id="id7" draw:id="id7" draw:layer="layout" svg:width="4.318cm" svg:height="2.872cm" svg:x="6.969cm" svg:y="3.54cm">
          <text:p text:style-name="P1"><text:span text:style-name="T1">Ho una </text:span></text:p>
          <text:p text:style-name="P1"><text:span text:style-name="T1">trasmissione </text:span></text:p>
          <text:p text:style-name="P1"><text:span text:style-name="T1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429cm" svg:height="2.154cm" svg:x="18.018cm" svg:y="5.844cm">
          <text:p text:style-name="P1"><text:span text:style-name="T1">Allora ci sono </text:span></text:p>
          <text:p text:style-name="P1"><text:span text:style-name="T1">Dati da ricev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1" draw:text-style-name="P2" xml:id="id5" draw:id="id5" draw:layer="layout" svg:width="3.683cm" svg:height="3.47cm" svg:x="22.336cm" svg:y="3.69cm">
          <text:p text:style-name="P1"><text:span text:style-name="T1">Il pacchetto è </text:span></text:p>
          <text:p text:style-name="P1"><text:span text:style-name="T1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1" draw:text-style-name="P2" xml:id="id6" draw:id="id6" draw:layer="layout" svg:width="2.921cm" svg:height="2.274cm" svg:x="17.891cm" svg:y="2.846cm">
          <text:p text:style-name="P1"><text:span text:style-name="T1">Accoda dati</text:span></text:p>
          <text:p text:style-name="P1"><text:span text:style-name="T1">Nel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2.336cm" svg:y1="5.425cm" svg:x2="20.812cm" svg:y2="3.983cm" draw:start-shape="id5" draw:start-glue-point="5" draw:end-shape="id6" draw:end-glue-point="7" svg:d="m22336 5425h-762v-1442h-762" svg:viewBox="0 0 1525 1443">
          <text:p/>
        </draw:connector>
        <draw:custom-shape draw:style-name="gr1" draw:text-style-name="P2" xml:id="id8" draw:id="id8" draw:layer="layout" svg:width="3.302cm" svg:height="1.996cm" svg:x="18.272cm" svg:y="11.776cm">
          <text:p text:style-name="P1"><text:span text:style-name="T1">CRC 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7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8" draw:end-glue-point="4" svg:d="m26019 5425h501v4044h-6597v2307" svg:viewBox="0 0 6598 6352">
          <text:p/>
        </draw:connector>
        <draw:custom-shape draw:style-name="gr1" draw:text-style-name="P2" xml:id="id19" draw:id="id19" draw:layer="layout" svg:width="3.81cm" svg:height="3.59cm" svg:x="2.397cm" svg:y="3.205cm">
          <text:p text:style-name="P1"><text:span text:style-name="T1">È scaduto </text:span></text:p>
          <text:p text:style-name="P1"><text:span text:style-name="T1">Il timeout</text:span></text:p>
          <text:p text:style-name="P1"><text:span text:style-name="T1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6.858cm" svg:height="2.862cm" svg:x="7.483cm" svg:y="11.343cm">
          <text:p text:style-name="P1"><text:span text:style-name="T1">Ho dei dati da spedire </text:span></text:p>
          <text:p text:style-name="P1"><text:span text:style-name="T1">(cioè buffer locale di </text:span></text:p>
          <text:p text:style-name="P1"><text:span text:style-name="T1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27cm" svg:height="0.806cm" svg:x="15.732cm" svg:y="7.872cm">
          <draw:text-box>
            <text:p><text:span text:style-name="T2">NO</text:span></text:p>
          </draw:text-box>
        </draw:frame>
        <draw:frame draw:style-name="gr4" draw:text-style-name="P5" draw:layer="layout" svg:width="1.016cm" svg:height="0.806cm" svg:x="21.066cm" svg:y="15.681cm">
          <draw:text-box>
            <text:p text:style-name="P4"><text:span text:style-name="T2">SI</text:span></text:p>
          </draw:text-box>
        </draw:frame>
        <draw:frame draw:style-name="gr4" draw:text-style-name="P5" draw:layer="layout" svg:width="1.016cm" svg:height="0.806cm" svg:x="6.461cm" svg:y="4.131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21.701cm" svg:y="4.121cm">
          <draw:text-box>
            <text:p><text:span text:style-name="T2">NO</text:span></text:p>
          </draw:text-box>
        </draw:frame>
        <draw:frame draw:style-name="gr5" draw:text-style-name="P3" draw:layer="layout" svg:width="1.016cm" svg:height="0.837cm" svg:x="25.384cm" svg:y="5.958cm">
          <draw:text-box>
            <text:p><text:span text:style-name="T2">SI</text:span></text:p>
          </draw:text-box>
        </draw:frame>
        <draw:frame draw:style-name="gr4" draw:text-style-name="P3" draw:layer="layout" svg:width="1.27cm" svg:height="0.806cm" svg:x="7.985cm" svg:y="6.29cm">
          <draw:text-box>
            <text:p><text:span text:style-name="T2">NO</text:span></text:p>
          </draw:text-box>
        </draw:frame>
        <draw:custom-shape draw:style-name="gr1" draw:text-style-name="P2" xml:id="id10" draw:id="id10" draw:layer="layout" svg:width="5.08cm" svg:height="2.077cm" svg:x="9.642cm" svg:y="15.308cm">
          <text:p text:style-name="P1"><text:span text:style-name="T1">Ho già allocato il</text:span></text:p>
          <text:p text:style-name="P1"><text:span text:style-name="T1">Buffer temporane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9" draw:start-glue-point="6" draw:end-shape="id10" draw:end-glue-point="4" svg:d="m10912 14205v552h1270v551" svg:viewBox="0 0 1271 1104">
          <text:p/>
        </draw:connector>
        <draw:frame draw:style-name="gr3" draw:text-style-name="P5" draw:layer="layout" svg:width="1.016cm" svg:height="0.806cm" svg:x="11.039cm" svg:y="14.726cm">
          <draw:text-box draw:corner-radius="0.381cm">
            <text:p text:style-name="P4"><text:span text:style-name="T2">SI</text:span></text:p>
          </draw:text-box>
        </draw:frame>
        <draw:custom-shape draw:style-name="gr1" draw:text-style-name="P2" xml:id="id11" draw:id="id11" draw:layer="layout" svg:width="4.318cm" svg:height="1.559cm" svg:x="11.674cm" svg:y="18.202cm">
          <text:p text:style-name="P1"><text:span text:style-name="T1">Ho il mezzo</text:span></text:p>
          <text:p text:style-name="P1"><text:span text:style-name="T1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10" draw:start-glue-point="7" draw:end-shape="id11" draw:end-glue-point="7" svg:d="m14722 16347h1772v2634h-502" svg:viewBox="0 0 1773 2635">
          <text:p/>
        </draw:connector>
        <draw:custom-shape draw:style-name="gr1" draw:text-style-name="P2" xml:id="id12" draw:id="id12" draw:layer="layout" svg:width="3.556cm" svg:height="2.226cm" svg:x="5.07cm" svg:y="17.089cm">
          <text:p text:style-name="P1"><text:span text:style-name="T1">Alloca buffer e </text:span></text:p>
          <text:p text:style-name="P1"><text:span text:style-name="T1">Preleva dati da </text:span></text:p>
          <text:p text:style-name="P1"><text:span text:style-name="T1">Buffer locale di </text:span></text:p>
          <text:p text:style-name="P1"><text:span text:style-name="T1">trasmiss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10" draw:start-glue-point="5" draw:end-shape="id12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2" draw:start-glue-point="7" draw:end-shape="id11" draw:end-glue-point="4" svg:d="m8626 18202h1525v-502h3682v502" svg:viewBox="0 0 5208 503">
          <text:p/>
        </draw:connector>
        <draw:frame draw:style-name="gr6" draw:text-style-name="P5" draw:layer="layout" svg:width="1.016cm" svg:height="1.651cm" svg:x="14.843cm" svg:y="15.605cm">
          <draw:text-box draw:corner-radius="8.63cm">
            <text:p text:style-name="P4"><text:span text:style-name="T2">SI</text:span></text:p>
          </draw:text-box>
        </draw:frame>
        <draw:frame draw:style-name="gr4" draw:text-style-name="P5" draw:layer="layout" svg:width="1.016cm" svg:height="0.806cm" svg:x="13.954cm" svg:y="19.669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8.493cm" svg:y="15.605cm">
          <draw:text-box>
            <text:p><text:span text:style-name="T2">NO</text:span></text:p>
          </draw:text-box>
        </draw:frame>
        <draw:custom-shape draw:style-name="gr1" draw:text-style-name="P2" xml:id="id13" draw:id="id13" draw:layer="layout" svg:width="3.175cm" svg:height="0.966cm" svg:x="12.309cm" svg:y="20.354cm">
          <text:p text:style-name="P1"><text:span text:style-name="T1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1" draw:start-glue-point="6" draw:end-shape="id13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3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1" draw:start-glue-point="5" svg:d="m11674 18981h-2292v2740h-8398" svg:viewBox="0 0 10691 2741">
          <text:p/>
        </draw:connector>
        <draw:frame draw:style-name="gr4" draw:text-style-name="P3" draw:layer="layout" svg:width="1.27cm" svg:height="0.806cm" svg:x="10.525cm" svg:y="18.228cm">
          <draw:text-box>
            <text:p><text:span text:style-name="T2">NO</text:span></text:p>
          </draw:text-box>
        </draw:frame>
        <draw:custom-shape draw:style-name="gr1" draw:text-style-name="P2" xml:id="id14" draw:id="id14" draw:layer="layout" svg:width="2.921cm" svg:height="1.215cm" svg:x="23.098cm" svg:y="12.297cm">
          <text:p text:style-name="P1"><text:span text:style-name="T1">Resetta indice </text:span></text:p>
          <text:p text:style-name="P1"><text:span text:style-name="T1">progressiv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3.556cm" svg:height="1.648cm" svg:x="21.828cm" svg:y="14.726cm">
          <text:p text:style-name="P1"><text:span text:style-name="T1">Siamo in </text:span></text:p>
          <text:p text:style-name="P1"><text:span text:style-name="T1">Ricez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6" draw:id="id16" draw:layer="layout" svg:width="3.302cm" svg:height="0.781cm" svg:x="19.542cm" svg:y="17.069cm">
          <text:p text:style-name="P1"><text:span text:style-name="T1">Elimina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4.572cm" svg:height="1.562cm" svg:x="21.828cm" svg:y="18.457cm">
          <text:p text:style-name="P1"><text:span text:style-name="T1">Imposta il mezzo </text:span></text:p>
          <text:p text:style-name="P1"><text:span text:style-name="T1">Occupato per un </text:span></text:p>
          <text:p text:style-name="P1"><text:span text:style-name="T1">Tempo tra 4 e 6 s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2.904cm" draw:start-shape="id8" draw:start-glue-point="7" draw:end-shape="id14" draw:end-glue-point="5" svg:d="m21574 12774h762v130h762" svg:viewBox="0 0 1525 131">
          <text:p/>
        </draw:connector>
        <draw:connector draw:style-name="gr2" draw:text-style-name="P1" draw:layer="layout" svg:x1="24.558cm" svg:y1="13.512cm" svg:x2="23.606cm" svg:y2="14.726cm" draw:start-shape="id14" draw:start-glue-point="6" draw:end-shape="id15" draw:end-glue-point="4" svg:d="m24558 13512v607h-952v607" svg:viewBox="0 0 953 1215">
          <text:p/>
        </draw:connector>
        <draw:connector draw:style-name="gr2" draw:text-style-name="P1" draw:layer="layout" svg:x1="21.828cm" svg:y1="15.55cm" svg:x2="21.193cm" svg:y2="17.069cm" draw:start-shape="id15" draw:start-glue-point="5" draw:end-shape="id16" draw:end-glue-point="4" svg:d="m21828 15550h-635v1519" svg:viewBox="0 0 636 1520">
          <text:p/>
        </draw:connector>
        <draw:connector draw:style-name="gr2" draw:text-style-name="P1" draw:layer="layout" svg:x1="25.384cm" svg:y1="15.55cm" svg:x2="24.114cm" svg:y2="18.457cm" draw:start-shape="id15" draw:start-glue-point="7" draw:end-shape="id17" draw:end-glue-point="4" svg:d="m25384 15550h502v1866h-1772v1041" svg:viewBox="0 0 1773 2908">
          <text:p/>
        </draw:connector>
        <draw:frame draw:style-name="gr4" draw:text-style-name="P5" draw:layer="layout" svg:width="1.016cm" svg:height="0.806cm" svg:x="21.447cm" svg:y="12.267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24.749cm" svg:y="15.767cm">
          <draw:text-box draw:corner-radius="8.636cm">
            <text:p><text:span text:style-name="T2">NO</text:span></text:p>
          </draw:text-box>
        </draw:frame>
        <draw:connector draw:style-name="gr2" draw:text-style-name="P1" draw:layer="layout" svg:x1="21.193cm" svg:y1="17.85cm" svg:x2="21.828cm" svg:y2="19.238cm" draw:start-shape="id16" draw:start-glue-point="6" draw:end-shape="id17" svg:d="m21193 17850v1388h635" svg:viewBox="0 0 636 1389">
          <text:p/>
        </draw:connector>
        <draw:custom-shape draw:style-name="gr1" draw:text-style-name="P2" xml:id="id18" draw:id="id18" draw:layer="layout" svg:width="2.921cm" svg:height="1.841cm" svg:x="18.145cm" svg:y="22.781cm">
          <text:p text:style-name="P1"><text:span text:style-name="T1">Il pacchetto</text:span></text:p>
          <text:p text:style-name="P1"><text:span text:style-name="T1">È per no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8" draw:start-glue-point="5" draw:end-shape="id18" draw:end-glue-point="4" svg:d="m18272 12774h-501v5503h1834v4504" svg:viewBox="0 0 1835 10008">
          <text:p/>
        </draw:connector>
        <draw:frame draw:style-name="gr3" draw:text-style-name="P3" draw:layer="layout" svg:width="1.27cm" svg:height="0.806cm" svg:x="17.764cm" svg:y="13.078cm">
          <draw:text-box>
            <text:p><text:span text:style-name="T2">NO</text:span></text:p>
          </draw:text-box>
        </draw:frame>
        <draw:frame draw:style-name="gr7" draw:text-style-name="P3" draw:layer="layout" svg:width="1.27cm" svg:height="0.806cm" svg:x="1.508cm" svg:y="4.302cm">
          <draw:text-box>
            <text:p><text:span text:style-name="T2">NO</text:span></text:p>
          </draw:text-box>
        </draw:frame>
        <draw:custom-shape draw:style-name="gr1" draw:text-style-name="P2" xml:id="id20" draw:id="id20" draw:layer="layout" svg:width="5.334cm" svg:height="3.302cm" svg:x="7.985cm" svg:y="25.511cm">
          <text:p text:style-name="P1"><text:span text:style-name="T1">Ci sono ancora dati </text:span></text:p>
          <text:p text:style-name="P1"><text:span text:style-name="T1">Nella stessa sequenza</text:span></text:p>
          <text:p text:style-name="P1"><text:span text:style-name="T1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7.62cm" svg:x1="4.302cm" svg:y1="6.795cm" svg:x2="10.652cm" svg:y2="25.511cm" draw:start-shape="id19" draw:start-glue-point="6" draw:end-shape="id20" svg:d="m4302 6795v16979h6350v1737" svg:viewBox="0 0 6351 18717">
          <text:p/>
        </draw:connector>
        <draw:frame draw:style-name="gr3" draw:text-style-name="P5" draw:layer="layout" svg:width="1.016cm" svg:height="0.806cm" svg:x="3.54cm" svg:y="6.715cm">
          <draw:text-box>
            <text:p text:style-name="P4"><text:span text:style-name="T2">SI</text:span></text:p>
          </draw:text-box>
        </draw:frame>
        <draw:custom-shape draw:style-name="gr1" draw:text-style-name="P2" xml:id="id22" draw:id="id22" draw:layer="layout" svg:width="3.683cm" svg:height="1.778cm" svg:x="22.336cm" svg:y="22.717cm">
          <text:p text:style-name="P1"><text:span text:style-name="T1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1" draw:id="id21" draw:layer="layout" svg:width="2.921cm" svg:height="1.397cm" svg:x="13.7cm" svg:y="24.114cm">
          <text:p text:style-name="P1"><text:span text:style-name="T1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8" draw:start-glue-point="5" draw:end-shape="id21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8" draw:start-glue-point="7" draw:end-shape="id22" draw:end-glue-point="5" svg:d="m21066 23701h635v-95h635" svg:viewBox="0 0 1271 96">
          <text:p/>
        </draw:connector>
        <draw:frame draw:style-name="gr8" draw:text-style-name="P5" draw:layer="layout" svg:width="1.016cm" svg:height="0.806cm" svg:x="17.383cm" svg:y="22.717cm">
          <draw:text-box>
            <text:p text:style-name="P4"><text:span text:style-name="T2">SI</text:span></text:p>
          </draw:text-box>
        </draw:frame>
        <draw:frame draw:style-name="gr9" draw:text-style-name="P3" draw:layer="layout" svg:width="1.27cm" svg:height="0.806cm" svg:x="20.558cm" svg:y="22.673cm">
          <draw:text-box draw:corner-radius="8.636cm">
            <text:p><text:span text:style-name="T2">NO</text:span></text:p>
          </draw:text-box>
        </draw:frame>
        <draw:connector draw:style-name="gr2" draw:text-style-name="P1" draw:layer="layout" svg:x1="26.019cm" svg:y1="23.606cm" svg:x2="28.531cm" svg:y2="23.621cm" draw:start-shape="id22" draw:start-glue-point="7" svg:d="m26019 23606h1507v15h1005" svg:viewBox="0 0 2513 16">
          <text:p/>
        </draw:connector>
        <draw:frame draw:style-name="gr9" draw:text-style-name="P3" draw:layer="layout" svg:width="1.27cm" svg:height="0.806cm" svg:x="26.146cm" svg:y="22.927cm">
          <draw:text-box draw:corner-radius="8.636cm">
            <text:p><text:span text:style-name="T2">NO</text:span></text:p>
          </draw:text-box>
        </draw:frame>
        <draw:custom-shape draw:style-name="gr1" draw:text-style-name="P2" xml:id="id23" draw:id="id23" draw:layer="layout" svg:width="3.429cm" svg:height="2.794cm" svg:x="23.098cm" svg:y="26.146cm">
          <text:p text:style-name="P1"><text:span text:style-name="T1">Aggiorna il tempo</text:span></text:p>
          <text:p text:style-name="P1"><text:span text:style-name="T1">Di occupazione </text:span></text:p>
          <text:p text:style-name="P1"><text:span text:style-name="T1">Del cana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22" draw:start-glue-point="6" draw:end-shape="id23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23" draw:start-glue-point="7" svg:d="m26527 27543h1284v-1h783" svg:viewBox="0 0 2068 2">
          <text:p/>
        </draw:connector>
        <draw:frame draw:style-name="gr8" draw:text-style-name="P5" draw:layer="layout" svg:width="1.016cm" svg:height="0.806cm" svg:x="24.622cm" svg:y="24.578cm">
          <draw:text-box>
            <text:p text:style-name="P4"><text:span text:style-name="T2">SI</text:span></text:p>
          </draw:text-box>
        </draw:frame>
        <draw:custom-shape draw:style-name="gr1" draw:text-style-name="P2" xml:id="id25" draw:id="id25" draw:layer="layout" svg:width="4.191cm" svg:height="1.651cm" svg:x="16.367cm" svg:y="27.67cm">
          <text:p text:style-name="P1"><text:span text:style-name="T1">Avete mandato </text:span></text:p>
          <text:p text:style-name="P1"><text:span text:style-name="T1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4" draw:id="id24" draw:layer="layout" svg:width="2.54cm" svg:height="1.524cm" svg:x="4.048cm" svg:y="26.4cm">
          <text:p text:style-name="P1"><text:span text:style-name="T1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21" draw:start-glue-point="5" draw:end-shape="id24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67cm" draw:start-shape="id21" draw:start-glue-point="7" draw:end-shape="id25" svg:d="m16621 24813h1841v2857" svg:viewBox="0 0 1842 2858">
          <text:p/>
        </draw:connector>
        <draw:frame draw:style-name="gr8" draw:text-style-name="P5" draw:layer="layout" svg:width="1.016cm" svg:height="0.806cm" svg:x="17.383cm" svg:y="24.959cm">
          <draw:text-box draw:corner-radius="1.016cm">
            <text:p text:style-name="P4"><text:span text:style-name="T2">SI</text:span></text:p>
          </draw:text-box>
        </draw:frame>
        <draw:connector draw:style-name="gr2" draw:text-style-name="P1" draw:layer="layout" draw:line-skew="-2.872cm" svg:x1="20.558cm" svg:y1="28.496cm" svg:x2="28.594cm" svg:y2="31.048cm" draw:start-shape="id25" draw:start-glue-point="7" svg:d="m20558 28496h1397v2552h6639" svg:viewBox="0 0 8037 2553">
          <text:p/>
        </draw:connector>
        <draw:frame draw:style-name="gr9" draw:text-style-name="P3" draw:layer="layout" svg:width="1.27cm" svg:height="0.806cm" svg:x="20.685cm" svg:y="27.88cm">
          <draw:text-box draw:corner-radius="8.636cm">
            <text:p><text:span text:style-name="T2">NO</text:span></text:p>
          </draw:text-box>
        </draw:frame>
        <draw:custom-shape draw:style-name="gr1" draw:text-style-name="P2" xml:id="id26" draw:id="id26" draw:layer="layout" svg:width="3.683cm" svg:height="1.524cm" svg:x="3.159cm" svg:y="30.464cm">
          <text:p text:style-name="P1"><text:span text:style-name="T1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24" draw:start-glue-point="5" draw:end-shape="id26" draw:end-glue-point="4" svg:d="m4048 27162h-501v2033h1453v1269" svg:viewBox="0 0 1454 3303">
          <text:p/>
        </draw:connector>
        <draw:frame draw:style-name="gr9" draw:text-style-name="P3" draw:layer="layout" svg:width="1.27cm" svg:height="0.806cm" svg:x="12.557cm" svg:y="24.959cm">
          <draw:text-box draw:corner-radius="8.636cm">
            <text:p><text:span text:style-name="T2">NO</text:span></text:p>
          </draw:text-box>
        </draw:frame>
        <draw:connector draw:style-name="gr2" draw:text-style-name="P1" draw:layer="layout" svg:x1="6.588cm" svg:y1="27.162cm" svg:x2="7.985cm" svg:y2="27.162cm" draw:start-shape="id24" draw:start-glue-point="7" draw:end-shape="id20" draw:end-glue-point="5" svg:d="m6588 27162h1397" svg:viewBox="0 0 1398 1">
          <text:p/>
        </draw:connector>
        <draw:frame draw:style-name="gr8" draw:text-style-name="P5" draw:layer="layout" svg:width="1.016cm" svg:height="0.806cm" svg:x="6.588cm" svg:y="26.356cm">
          <draw:text-box draw:corner-radius="1.016cm">
            <text:p text:style-name="P4"><text:span text:style-name="T2">SI</text:span></text:p>
          </draw:text-box>
        </draw:frame>
        <draw:frame draw:style-name="gr9" draw:text-style-name="P3" draw:layer="layout" svg:width="1.27cm" svg:height="0.806cm" svg:x="2.778cm" svg:y="26.4cm">
          <draw:text-box draw:corner-radius="8.636cm">
            <text:p><text:span text:style-name="T2">NO</text:span></text:p>
          </draw:text-box>
        </draw:frame>
        <draw:custom-shape draw:style-name="gr1" draw:text-style-name="P2" xml:id="id27" draw:id="id27" draw:layer="layout" svg:width="4.318cm" svg:height="2.921cm" svg:x="12.557cm" svg:y="30.083cm">
          <text:p text:style-name="P1"><text:span text:style-name="T1">Spedisci blocco dati</text:span></text:p>
          <text:p text:style-name="P1"><text:span text:style-name="T1">Attualmente in </text:span></text:p>
          <text:p text:style-name="P1"><text:span text:style-name="T1">elaboraz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20" draw:start-glue-point="7" draw:end-shape="id27" draw:end-glue-point="4" svg:d="m13319 27162h1397v2921" svg:viewBox="0 0 1398 2922">
          <text:p/>
        </draw:connector>
        <draw:connector draw:style-name="gr2" draw:text-style-name="P1" draw:layer="layout" svg:x1="18.462cm" svg:y1="29.321cm" svg:x2="16.875cm" svg:y2="31.543cm" draw:start-shape="id25" draw:start-glue-point="6" draw:end-shape="id27" svg:d="m18462 29321v2222h-1587" svg:viewBox="0 0 1588 2223">
          <text:p/>
        </draw:connector>
        <draw:frame draw:style-name="gr8" draw:text-style-name="P5" draw:layer="layout" svg:width="1.016cm" svg:height="0.806cm" svg:x="18.526cm" svg:y="29.531cm">
          <draw:text-box draw:corner-radius="1.016cm">
            <text:p text:style-name="P4"><text:span text:style-name="T2">SI</text:span></text:p>
          </draw:text-box>
        </draw:frame>
        <draw:frame draw:style-name="gr8" draw:text-style-name="P5" draw:layer="layout" svg:width="1.016cm" svg:height="0.806cm" svg:x="13.7cm" svg:y="27.245cm">
          <draw:text-box draw:corner-radius="1.016cm">
            <text:p text:style-name="P4"><text:span text:style-name="T2">SI</text:span></text:p>
          </draw:text-box>
        </draw:frame>
        <draw:connector draw:style-name="gr2" draw:text-style-name="P1" draw:layer="layout" svg:x1="14.716cm" svg:y1="33.004cm" svg:x2="28.563cm" svg:y2="33.503cm" draw:start-shape="id27" draw:start-glue-point="6" svg:d="m14716 33004v501h13847v-2" svg:viewBox="0 0 13848 502">
          <text:p/>
        </draw:connector>
        <draw:custom-shape draw:style-name="gr1" draw:text-style-name="P2" xml:id="id30" draw:id="id30" draw:layer="layout" svg:width="3.048cm" svg:height="2.921cm" svg:x="8.747cm" svg:y="31.734cm">
          <text:p text:style-name="P1"><text:span text:style-name="T1">Trasmissione </text:span></text:p>
          <text:p text:style-name="P1"><text:span text:style-name="T1">Terminata con </text:span></text:p>
          <text:p text:style-name="P1"><text:span text:style-name="T1">Successo. </text:span></text:p>
          <text:p text:style-name="P1"><text:span text:style-name="T1">Elimina buffer </text:span></text:p>
          <text:p text:style-name="P1"><text:span text:style-name="T1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2.794cm" svg:height="2.54cm" svg:x="2.016cm" svg:y="33.766cm">
          <text:p text:style-name="P1"><text:span text:style-name="T1">Manda un</text:span></text:p>
          <text:p text:style-name="P1"><text:span text:style-name="T1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6" draw:start-glue-point="5" draw:end-shape="id28" draw:end-glue-point="4" svg:d="m3159 31226h-502v1652h756v888" svg:viewBox="0 0 757 2541">
          <text:p/>
        </draw:connector>
        <draw:custom-shape draw:style-name="gr1" draw:text-style-name="P2" xml:id="id29" draw:id="id29" draw:layer="layout" svg:width="3.556cm" svg:height="1.905cm" svg:x="6.207cm" svg:y="35.544cm">
          <text:p text:style-name="P1"><text:span text:style-name="T1">Allora si tratta </text:span></text:p>
          <text:p text:style-name="P1"><text:span text:style-name="T1">Di un pacchetto</text:span></text:p>
          <text:p text:style-name="P1"><text:span text:style-name="T1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6" draw:start-glue-point="7" draw:end-shape="id29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20" draw:start-glue-point="6" draw:end-shape="id30" draw:end-glue-point="4" svg:d="m10652 28813v1461h-381v1460" svg:viewBox="0 0 382 2922">
          <text:p/>
        </draw:connector>
        <draw:frame draw:style-name="gr9" draw:text-style-name="P3" draw:layer="layout" svg:width="1.27cm" svg:height="0.806cm" svg:x="9.255cm" svg:y="29.067cm">
          <draw:text-box draw:corner-radius="8.636cm">
            <text:p><text:span text:style-name="T2">NO</text:span></text:p>
          </draw:text-box>
        </draw:frame>
        <draw:frame draw:style-name="gr9" draw:text-style-name="P3" draw:layer="layout" svg:width="1.27cm" svg:height="0.806cm" svg:x="6.588cm" svg:y="31.48cm">
          <draw:text-box draw:corner-radius="8.636cm">
            <text:p><text:span text:style-name="T2">NO</text:span></text:p>
          </draw:text-box>
        </draw:frame>
        <draw:frame draw:style-name="gr8" draw:text-style-name="P5" draw:layer="layout" svg:width="1.016cm" svg:height="0.806cm" svg:x="2.651cm" svg:y="31.734cm">
          <draw:text-box draw:corner-radius="1.016cm">
            <text:p text:style-name="P4"><text:span text:style-name="T2">SI</text:span></text:p>
          </draw:text-box>
        </draw:frame>
        <draw:connector draw:style-name="gr2" draw:text-style-name="P1" draw:layer="layout" svg:x1="3.413cm" svg:y1="36.306cm" svg:x2="1.046cm" svg:y2="36.857cm" draw:start-shape="id28" draw:start-glue-point="6" svg:d="m3413 36306v527h-2367v24" svg:viewBox="0 0 2368 552">
          <text:p/>
        </draw:connector>
        <draw:custom-shape draw:style-name="gr1" draw:text-style-name="P2" xml:id="id31" draw:id="id31" draw:layer="layout" svg:width="10.033cm" svg:height="1.27cm" svg:x="14.208cm" svg:y="34.401cm">
          <text:p text:style-name="P1"><text:span text:style-name="T1">Imposta il tempo di occupazione del mezzo su un </text:span></text:p>
          <text:p text:style-name="P1"><text:span text:style-name="T1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2" draw:id="id32" draw:layer="layout" svg:width="7.112cm" svg:height="1.651cm" svg:x="2.397cm" svg:y="38.338cm">
          <text:p text:style-name="P1"><text:span text:style-name="T1">Aggiungi un elemento al buffer </text:span></text:p>
          <text:p text:style-name="P1"><text:span text:style-name="T1">temporaneo ed inserisci i 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30" draw:start-glue-point="6" draw:end-shape="id31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9" draw:start-glue-point="6" draw:end-shape="id32" draw:end-glue-point="4" svg:d="m7985 37449v444h-2032v445" svg:viewBox="0 0 2033 890">
          <text:p/>
        </draw:connector>
        <draw:custom-shape draw:style-name="gr1" draw:text-style-name="P2" xml:id="id33" draw:id="id33" draw:layer="layout" svg:width="4.953cm" svg:height="2.54cm" svg:x="10.779cm" svg:y="36.306cm">
          <text:p text:style-name="P1"><text:span text:style-name="T1">Numero </text:span></text:p>
          <text:p text:style-name="P1"><text:span text:style-name="T1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164cm" svg:x2="10.779cm" svg:y2="37.576cm" draw:start-shape="id32" draw:start-glue-point="7" draw:end-shape="id33" draw:end-glue-point="5" svg:d="m9509 39164h635v-1588h635" svg:viewBox="0 0 1271 1589">
          <text:p/>
        </draw:connector>
        <draw:custom-shape draw:style-name="gr1" draw:text-style-name="P2" xml:id="id34" draw:id="id34" draw:layer="layout" svg:width="4.826cm" svg:height="0.762cm" svg:x="11.287cm" svg:y="39.354cm">
          <text:p text:style-name="P1"><text:span text:style-name="T1">Decrementa ind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33" draw:start-glue-point="6" draw:end-shape="id34" draw:end-glue-point="4" svg:d="m13256 38846v255h444v253" svg:viewBox="0 0 445 509">
          <text:p/>
        </draw:connector>
        <draw:frame draw:style-name="gr9" draw:text-style-name="P3" draw:layer="layout" svg:width="1.27cm" svg:height="0.806cm" svg:x="13.573cm" svg:y="38.592cm">
          <draw:text-box draw:corner-radius="8.636cm">
            <text:p><text:span text:style-name="T2">NO</text:span></text:p>
          </draw:text-box>
        </draw:frame>
        <draw:custom-shape draw:style-name="gr1" draw:text-style-name="P2" xml:id="id35" draw:id="id35" draw:layer="layout" svg:width="2.159cm" svg:height="3.302cm" svg:x="17.51cm" svg:y="36.433cm">
          <text:p text:style-name="P1"><text:span text:style-name="T1">Abbiamo </text:span></text:p>
          <text:p text:style-name="P1"><text:span text:style-name="T1">Ricevuto </text:span></text:p>
          <text:p text:style-name="P1"><text:span text:style-name="T1">L'ultimo </text:span></text:p>
          <text:p text:style-name="P1"><text:span text:style-name="T1">Pacchetto</text:span></text:p>
          <text:p text:style-name="P1"><text:span text:style-name="T1">Della </text:span></text:p>
          <text:p text:style-name="P1"><text:span text:style-name="T1">sequenz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6" draw:id="id36" draw:layer="layout" svg:width="3.302cm" svg:height="3.937cm" svg:x="20.685cm" svg:y="36.052cm">
          <text:p text:style-name="P1"><text:span text:style-name="T1">Accoda il buffer </text:span></text:p>
          <text:p text:style-name="P1"><text:span text:style-name="T1">Temporaneo a </text:span></text:p>
          <text:p text:style-name="P1"><text:span text:style-name="T1">Quello di </text:span></text:p>
          <text:p text:style-name="P1"><text:span text:style-name="T1">ricez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2.286cm" svg:height="2.413cm" svg:x="25.13cm" svg:y="37.068cm">
          <text:p text:style-name="P1"><text:span text:style-name="T1">Spedisci </text:span></text:p>
          <text:p text:style-name="P1"><text:span text:style-name="T1">Un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33" draw:start-glue-point="7" draw:end-shape="id35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5" draw:start-glue-point="7" draw:end-shape="id36" draw:end-glue-point="5" svg:d="m19669 38084h508v-63h508" svg:viewBox="0 0 1017 64">
          <text:p/>
        </draw:connector>
        <draw:connector draw:style-name="gr2" draw:text-style-name="P1" draw:layer="layout" svg:x1="23.987cm" svg:y1="38.021cm" svg:x2="25.13cm" svg:y2="38.274cm" draw:start-shape="id36" draw:start-glue-point="7" draw:end-shape="id37" draw:end-glue-point="5" svg:d="m23987 38021h572v253h571" svg:viewBox="0 0 1144 254">
          <text:p/>
        </draw:connector>
        <draw:frame draw:style-name="gr8" draw:text-style-name="P5" draw:layer="layout" svg:width="1.016cm" svg:height="0.806cm" svg:x="15.605cm" svg:y="36.941cm">
          <draw:text-box draw:corner-radius="1.016cm">
            <text:p text:style-name="P4"><text:span text:style-name="T2">SI</text:span></text:p>
          </draw:text-box>
        </draw:frame>
        <draw:connector draw:style-name="gr2" draw:text-style-name="P1" draw:layer="layout" svg:x1="17.891cm" svg:y1="3.983cm" svg:x2="17.33cm" svg:y2="2.481cm" draw:start-shape="id6" draw:start-glue-point="5" svg:d="m17891 3983h-531v-1502h-30" svg:viewBox="0 0 562 1503">
          <text:p/>
        </draw:connector>
        <draw:frame draw:style-name="gr3" draw:text-style-name="P5" draw:layer="layout" svg:width="1.016cm" svg:height="0.806cm" svg:x="11.795cm" svg:y="7.731cm">
          <draw:text-box draw:corner-radius="0.381cm">
            <text:p text:style-name="P4"><text:span text:style-name="T2">SI</text:span></text:p>
          </draw:text-box>
        </draw:frame>
        <draw:connector draw:style-name="gr10" draw:text-style-name="P1" xml:id="id38" draw:id="id38" draw:layer="layout" draw:line-skew="0.394cm" svg:x1="13.7cm" svg:y1="40.116cm" svg:x2="28.673cm" svg:y2="3.138cm" draw:start-shape="id34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8" draw:start-glue-point="3" draw:end-shape="id1" draw:end-glue-point="9" svg:d="m28673 3138v-650h-12862" svg:viewBox="0 0 12863 651">
          <text:p/>
        </draw:connector>
        <draw:connector draw:style-name="gr10" draw:text-style-name="P1" xml:id="id39" draw:id="id39" draw:layer="layout" draw:line-skew="0.394cm" svg:x1="13.7cm" svg:y1="40.116cm" svg:x2="0.984cm" svg:y2="6.276cm" draw:start-shape="id34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9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.397cm" svg:y1="5cm" svg:x2="0.988cm" svg:y2="5.005cm" draw:start-shape="id19" svg:d="m2397 5000-1409 5" svg:viewBox="0 0 1410 6">
          <text:p/>
        </draw:connector>
        <draw:connector draw:style-name="gr2" draw:text-style-name="P1" draw:layer="layout" draw:type="line" svg:x1="26.4cm" svg:y1="19.238cm" svg:x2="28.658cm" svg:y2="19.254cm" draw:start-shape="id17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31" draw:start-glue-point="7" svg:d="m24241 35036 4417-2" svg:viewBox="0 0 4418 3">
          <text:p/>
        </draw:connector>
        <draw:connector draw:style-name="gr2" draw:text-style-name="P1" draw:layer="layout" draw:type="line" svg:x1="27.416cm" svg:y1="38.274cm" svg:x2="28.69cm" svg:y2="38.285cm" draw:start-shape="id37" draw:start-glue-point="7" svg:d="m27416 38274 1274 11" svg:viewBox="0 0 1275 12">
          <text:p/>
        </draw:connector>
        <draw:connector draw:style-name="gr2" draw:text-style-name="P1" draw:layer="layout" draw:type="line" svg:x1="6.969cm" svg:y1="4.976cm" svg:x2="6.207cm" svg:y2="5cm" draw:start-shape="id7" draw:end-shape="id19" svg:d="m6969 4976-762 24" svg:viewBox="0 0 763 25">
          <text:p/>
        </draw:connector>
        <draw:custom-shape draw:style-name="gr1" draw:text-style-name="P2" xml:id="id40" draw:id="id40" draw:layer="layout" svg:width="4.318cm" svg:height="2.872cm" svg:x="5.191cm" svg:y="7.526cm">
          <text:p text:style-name="P1"><text:span text:style-name="T1">Ho una </text:span></text:p>
          <text:p text:style-name="P1"><text:span text:style-name="T1">ricezione </text:span></text:p>
          <text:p text:style-name="P1"><text:span text:style-name="T1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7" draw:start-glue-point="6" draw:end-shape="id40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40" draw:start-glue-point="7" draw:end-shape="id9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40" draw:start-glue-point="5" svg:d="m5191 8962-4203-4" svg:viewBox="0 0 4204 5">
          <text:p/>
        </draw:connector>
        <draw:frame draw:style-name="gr3" draw:text-style-name="P5" draw:layer="layout" svg:width="1.016cm" svg:height="0.806cm" svg:x="4.429cm" svg:y="8.874cm">
          <draw:text-box>
            <text:p text:style-name="P4"><text:span text:style-name="T2">SI</text:span></text:p>
          </draw:text-box>
        </draw:frame>
        <draw:frame draw:style-name="gr4" draw:text-style-name="P3" draw:layer="layout" svg:width="1.27cm" svg:height="0.806cm" svg:x="9.382cm" svg:y="8.239cm">
          <draw:text-box>
            <text:p><text:span text:style-name="T2">NO</text:span></text:p>
          </draw:text-box>
        </draw:frame>
        <draw:connector draw:style-name="gr2" draw:text-style-name="P1" draw:layer="layout" draw:type="line" svg:x1="7.483cm" svg:y1="12.774cm" svg:x2="0.988cm" svg:y2="12.783cm" draw:start-shape="id9" draw:start-glue-point="5" svg:d="m7483 12774-6495 9" svg:viewBox="0 0 6496 10">
          <text:p/>
        </draw:connector>
        <draw:frame draw:style-name="gr4" draw:text-style-name="P3" draw:layer="layout" svg:width="1.27cm" svg:height="0.806cm" svg:x="6.461cm" svg:y="12.049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Tomasetti</meta:initial-creator>
    <meta:creation-date>2014-02-18T10:34:02</meta:creation-date>
    <dc:date>2014-02-18T13:44:19</dc:date>
    <dc:creator>Carlo Rimondi</dc:creator>
    <meta:editing-duration>PT19M47S</meta:editing-duration>
    <meta:editing-cycles>3</meta:editing-cycles>
    <meta:generator>LibreOffice/3.5$Linux_x86 LibreOffice_project/350m1$Build-2</meta:generator>
    <meta:document-statistic meta:object-count="133"/>
  </office:meta>
</office:document-meta>
</file>